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 style:list-style-name="L2">
      <style:text-properties fo:font-size="26pt" style:font-size-asian="26pt" style:font-size-complex="26pt"/>
    </style:style>
    <style:style style:name="P3" style:family="paragraph" style:parent-style-name="Standard" style:list-style-name="L2">
      <style:text-properties fo:font-size="26pt" style:font-size-asian="26pt" style:font-size-complex="26pt"/>
    </style:style>
    <style:style style:name="P4" style:family="paragraph" style:parent-style-name="Standard" style:list-style-name="L2">
      <style:text-properties fo:font-size="26pt" style:font-size-asian="26pt" style:font-size-complex="26pt"/>
    </style:style>
    <style:style style:name="P5" style:family="paragraph" style:parent-style-name="Standard" style:list-style-name="L2">
      <style:text-properties fo:font-size="26pt" style:font-size-asian="26pt" style:font-size-complex="26pt"/>
    </style:style>
    <style:style style:name="P6" style:family="paragraph" style:parent-style-name="Standard" style:list-style-name="L2">
      <style:text-properties fo:font-size="26pt" style:font-size-asian="26pt" style:font-size-complex="26pt"/>
    </style:style>
    <style:style style:name="P7" style:family="paragraph" style:parent-style-name="Standard" style:list-style-name="L2">
      <style:text-properties fo:font-size="26pt" style:font-size-asian="26pt" style:font-size-complex="26pt"/>
    </style:style>
    <style:style style:name="P8" style:family="paragraph" style:parent-style-name="Standard" style:list-style-name="L2">
      <style:text-properties fo:font-size="26pt" style:font-size-asian="26pt" style:font-size-complex="26pt"/>
    </style:style>
    <style:style style:name="P9" style:family="paragraph" style:parent-style-name="Standard" style:list-style-name="L2">
      <style:text-properties fo:font-size="26pt" style:font-size-asian="26pt" style:font-size-complex="26pt"/>
    </style:style>
    <style:style style:name="P10" style:family="paragraph" style:parent-style-name="Standard" style:list-style-name="L2">
      <style:text-properties fo:font-size="26pt" style:font-size-asian="26pt" style:font-size-complex="26pt"/>
    </style:style>
    <style:style style:name="P11" style:family="paragraph" style:parent-style-name="Standard" style:list-style-name="L2">
      <style:text-properties fo:font-size="26pt" style:font-size-asian="26pt" style:font-size-complex="26pt"/>
    </style:style>
    <style:style style:name="P12" style:family="paragraph" style:parent-style-name="Standard" style:list-style-name="L2">
      <style:text-properties fo:font-size="26pt" style:font-size-asian="26pt" style:font-size-complex="26pt"/>
    </style:style>
    <style:style style:name="P13" style:family="paragraph" style:parent-style-name="Standard" style:list-style-name="L2">
      <style:text-properties fo:font-size="26pt" style:font-size-asian="26pt" style:font-size-complex="26pt"/>
    </style:style>
    <style:style style:name="P14" style:family="paragraph" style:parent-style-name="Standard" style:list-style-name="L2">
      <style:text-properties fo:font-size="26pt" style:font-size-asian="26pt" style:font-size-complex="26pt"/>
    </style:style>
    <style:style style:name="P15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XML-GUI Präsentation Checklist</text:p>
      <text:list text:style-name="L2">
        <text:list-item>
          <text:p text:style-name="P2">Design (Flo)</text:p>
        </text:list-item>
        <text:list-item>
          <text:p text:style-name="P2">Themenüberblick</text:p>
          <text:list>
            <text:list-item>
              <text:p text:style-name="P2">Was ist das Projekt<text:span text:style-name="T1">(Stefo)</text:span></text:p>
            </text:list-item>
            <text:list-item>
              <text:p text:style-name="P2">Vorteile (warum)<text:span text:style-name="T1">(Stefo)</text:span></text:p>
            </text:list-item>
            <text:list-item>
              <text:p text:style-name="P2">Was gibts da schon an tools<text:span text:style-name="T1">(Flo)</text:span></text:p>
            </text:list-item>
          </text:list>
        </text:list-item>
        <text:list-item>
          <text:p text:style-name="P2">kleine Life Show (Flo)</text:p>
        </text:list-item>
        <text:list-item>
          <text:p text:style-name="P2"><text:span text:style-name="T1">controlls </text:span>mit xml tags (Henrik)</text:p>
        </text:list-item>
        <text:list-item>
          <text:p text:style-name="P2">Ausschnitte xml-schema (Henrik)</text:p>
        </text:list-item>
        <text:list-item>
          <text:p text:style-name="P2">Bibliothek (noch zu besprechen)</text:p>
          <text:list>
            <text:list-item>
              <text:p text:style-name="P2">Beschreibung</text:p>
            </text:list-item>
            <text:list-item>
              <text:p text:style-name="P2">Fähigkeiten</text:p>
            </text:list-item>
            <text:list-item>
              <text:p text:style-name="P2">Sprachen (Java, .Net, Py<text:span text:style-name="T1">thon)</text:span></text:p>
            </text:list-item>
          </text:list>
        </text:list-item>
        <text:list-item>
          <text:p text:style-name="P2">weitere Vorgehensweise (Projektplanung)</text:p>
        </text:list-item>
      </text:list>
      <text:p text:style-name="P1">(Stefanos Papadopoul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3T17:04:25</meta:creation-date>
    <dc:date>2007-05-03T17:30:49</dc:date>
    <dc:language>en-US</dc:language>
    <meta:editing-cycles>11</meta:editing-cycles>
    <meta:editing-duration>PT2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50" meta:character-count="367"/>
  </office:meta>
</office:document-meta>
</file>